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EFC5B2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800000" draw:textarea-horizontal-align="justify" draw:textarea-vertical-align="middle" draw:auto-grow-height="false" fo:padding-top="-3.78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-0.533cm" fo:padding-right="0.275cm"/>
    </style:style>
    <style:style style:name="gr4" style:family="graphic" style:parent-style-name="standard">
      <style:graphic-properties svg:stroke-width="0.051cm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draw:stroke="solid" draw:stroke-dash="Dash_20_2" svg:stroke-width="0.051cm" svg:stroke-color="#ffffff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1" draw:gradient-step-count="0" draw:fill-hatch-name="Black_20_0_20_Degrees" draw:fill-hatch-solid="false" draw:fill-image-name="Empty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-1.88cm" fo:padding-left="0.275cm" fo:padding-right="0.275cm" fo:wrap-option="no-wrap" draw:shadow="visible" draw:shadow-offset-x="0cm" draw:shadow-offset-y="0cm" draw:shadow-color="#ffffff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51cm" draw:marker-start="" draw:marker-start-width="0.376cm" draw:marker-start-center="false" draw:marker-end="" draw:marker-end-width="0.376cm" draw:marker-end-center="false" svg:stroke-opacity="100%" draw:stroke-linejoin="round" draw:fill="solid" draw:fill-color="#ffff00" draw:secondary-fill-color="#99ccff" draw:fill-gradient-name="Gradient_20_1" draw:gradient-step-count="0" draw:fill-hatch-name="Black_20_0_20_Degrees" draw:fill-hatch-solid="false" draw:fill-image-name="Empty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-2.54cm" fo:padding-left="0.275cm" fo:padding-right="0.275cm" fo:wrap-option="no-wrap" draw:shadow="visible" draw:shadow-offset-x="0cm" draw:shadow-offset-y="0cm" draw:shadow-color="#ffffff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051cm" draw:marker-start-width="0.276cm" draw:marker-end-width="0.276cm" draw:fill="solid" draw:fill-color="#008080" draw:textarea-horizontal-align="justify" draw:textarea-vertical-align="middle" draw:auto-grow-height="false" fo:padding-top="0.15cm" fo:padding-bottom="-3.302cm" fo:padding-left="0.275cm" fo:padding-right="0.275cm"/>
    </style:style>
    <style:style style:name="gr8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801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77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draw:stroke="dash" draw:stroke-dash="Ultrafine_20_Dashed" svg:stroke-width="0.051cm" svg:stroke-color="#666666" draw:marker-start="Circle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Dashed" svg:stroke-width="0.051cm" svg:stroke-color="#666666" draw:marker-start="Circle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28pt" fo:font-style="italic" style:font-size-asian="28pt" style:font-style-asian="italic" style:font-size-complex="28pt" style:font-style-complex="italic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pt" style:language-asian="zh" style:country-asian="CN" style:font-style-asian="italic" style:font-weight-asian="normal" style:font-family-complex="'Lucida Sans'" style:font-family-generic-complex="system" style:font-pitch-complex="variable" style:font-size-complex="28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2pt" style:language-asian="zh" style:country-asian="CN" style:font-style-asian="normal" style:font-weight-asian="normal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2pt" style:language-asian="zh" style:country-asian="CN" style:font-style-asian="normal" style:font-weight-asian="normal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pt" style:language-asian="zh" style:country-asian="CN" style:font-style-asian="italic" style:font-weight-asian="normal" style:font-family-complex="'Lucida Sans'" style:font-family-generic-complex="system" style:font-pitch-complex="variable" style:font-size-complex="2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8" draw:layer="layout" svg:width="2.54cm" svg:height="2.54cm" svg:x="19.97cm" svg:y="6.516cm">
          <text:p text:style-name="P1">RDBM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id="id1" draw:layer="layout" svg:width="2.946cm" svg:height="2.297cm" svg:x="8.473cm" svg:y="10.004cm">
          <text:p text:style-name="P1">Tabl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draw:id="id2" draw:layer="layout" svg:width="2.946cm" svg:height="2.297cm" svg:x="17.017cm" svg:y="10.038cm">
          <text:p text:style-name="P1">Tabl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" draw:text-style-name="P1" draw:layer="layout" draw:type="lines" svg:x1="11.419cm" svg:y1="11.152cm" svg:x2="17.017cm" svg:y2="11.186cm" draw:start-shape="id1" draw:start-glue-point="1" draw:end-shape="id2" draw:end-glue-point="3" svg:d="m11419 11152h527l4545 34h526">
          <text:p/>
        </draw:connector>
        <draw:g>
          <draw:custom-shape draw:style-name="gr5" draw:text-style-name="P2" draw:layer="layout" svg:width="1.397cm" svg:height="2.083cm" svg:x="13.409cm" svg:y="9.7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1.296cm" svg:height="1.942cm" svg:x="13.459cm" svg:y="9.967cm">
            <text:p text:style-name="P3"><text:span text:style-name="T1">DiffKit</text:span></text:p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1" draw:id="id5" draw:layer="layout" svg:width="2.54cm" svg:height="2.54cm" svg:x="5.945cm" svg:y="13.344cm">
          <text:p text:style-name="P1">Flat 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id="id4" draw:layer="layout" svg:width="2.54cm" svg:height="2.54cm" svg:x="5.945cm" svg:y="6.484cm">
          <text:p text:style-name="P1">RDBMS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" draw:id="id7" draw:layer="layout" svg:width="2.54cm" svg:height="2.54cm" svg:x="19.958cm" svg:y="13.444cm">
          <text:p text:style-name="P1">Flat Files</text:p>
          <draw:enhanced-geometry svg:viewBox="0 0 21600 21600" draw:mirror-horizontal="tru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 draw:id="id3">
          <draw:g>
            <draw:circle draw:style-name="gr8" draw:text-style-name="P5" draw:layer="layout" svg:width="1.905cm" svg:height="1.905cm" svg:x="2.702cm" svg:y="9.207cm">
              <text:p/>
            </draw:circle>
            <draw:circle draw:style-name="gr9" draw:text-style-name="P5" draw:layer="layout" svg:width="1.905cm" svg:height="1.905cm" svg:x="3.261cm" svg:y="9.699cm">
              <text:p/>
            </draw:circle>
            <draw:circle draw:style-name="gr10" draw:text-style-name="P5" draw:layer="layout" svg:width="1.905cm" svg:height="1.905cm" svg:x="3.818cm" svg:y="10.189cm">
              <text:p/>
            </draw:circle>
          </draw:g>
          <draw:frame draw:style-name="gr11" draw:text-style-name="P7" draw:layer="layout" svg:width="2.881cm" svg:height="1.051cm" svg:x="2.774cm" svg:y="12.115cm">
            <draw:text-box>
              <text:p text:style-name="P6"><text:span text:style-name="T2">Custom</text:span></text:p>
            </draw:text-box>
          </draw:frame>
        </draw:g>
        <draw:g draw:id="id6">
          <draw:g>
            <draw:circle draw:style-name="gr12" draw:text-style-name="P2" draw:layer="layout" svg:width="1.905cm" svg:height="1.905cm" svg:x="23.836cm" svg:y="9.207cm">
              <text:p/>
            </draw:circle>
            <draw:circle draw:style-name="gr13" draw:text-style-name="P2" draw:layer="layout" svg:width="1.905cm" svg:height="1.905cm" svg:x="23.277cm" svg:y="9.699cm">
              <text:p/>
            </draw:circle>
            <draw:circle draw:style-name="gr14" draw:text-style-name="P2" draw:layer="layout" svg:width="1.905cm" svg:height="1.905cm" svg:x="22.72cm" svg:y="10.189cm">
              <text:p/>
            </draw:circle>
          </draw:g>
          <draw:frame draw:style-name="gr15" draw:text-style-name="P8" draw:layer="layout" svg:width="2.881cm" svg:height="1.027cm" svg:x="22.838cm" svg:y="12.142cm">
            <draw:text-box>
              <text:p text:style-name="P6"><text:span text:style-name="T2">Custom</text:span></text:p>
            </draw:text-box>
          </draw:frame>
        </draw:g>
        <draw:connector draw:style-name="gr16" draw:text-style-name="P1" draw:layer="layout" draw:type="lines" svg:x1="5.723cm" svg:y1="11.186cm" svg:x2="8.473cm" svg:y2="11.152cm" draw:start-shape="id3" draw:start-glue-point="1" svg:d="m5723 11186h526l2224-34v0">
          <text:p/>
        </draw:connector>
        <draw:connector draw:style-name="gr16" draw:text-style-name="P1" draw:layer="layout" draw:line-skew="0.762cm" svg:x1="7.215cm" svg:y1="9.024cm" svg:x2="8.473cm" svg:y2="11.152cm" draw:start-shape="id4" draw:start-glue-point="7" svg:d="m7215 9024v2090h1258v38">
          <text:p/>
        </draw:connector>
        <draw:connector draw:style-name="gr16" draw:text-style-name="P1" draw:layer="layout" draw:line-skew="-0.841cm" svg:x1="7.215cm" svg:y1="13.344cm" svg:x2="8.473cm" svg:y2="11.152cm" draw:start-shape="id5" draw:start-glue-point="4" svg:d="m7215 13344v-2200h1258v8">
          <text:p/>
        </draw:connector>
        <draw:connector draw:style-name="gr17" draw:text-style-name="P1" draw:layer="layout" svg:x1="22.72cm" svg:y1="11.188cm" svg:x2="19.963cm" svg:y2="11.186cm" draw:start-shape="id6" draw:start-glue-point="3" draw:end-shape="id2" draw:end-glue-point="1" svg:d="m22720 11188h-1378v-2h-1379">
          <text:p/>
        </draw:connector>
        <draw:connector draw:style-name="gr17" draw:text-style-name="P1" draw:layer="layout" svg:x1="21.229cm" svg:y1="13.444cm" svg:x2="19.963cm" svg:y2="11.186cm" draw:start-shape="id7" draw:start-glue-point="4" draw:end-shape="id2" draw:end-glue-point="1" svg:d="m21229 13444v-2258h-1266">
          <text:p/>
        </draw:connector>
        <draw:connector draw:style-name="gr17" draw:text-style-name="P1" draw:layer="layout" draw:line-skew="0.851cm" svg:x1="21.24cm" svg:y1="9.056cm" svg:x2="19.964cm" svg:y2="11.186cm" draw:start-shape="id8" draw:start-glue-point="7" svg:d="m21240 9056v2180h-1276v-50">
          <text:p/>
        </draw:connector>
        <draw:frame draw:style-name="gr18" draw:text-style-name="P9" draw:layer="layout" svg:width="3.186cm" svg:height="1.195cm" svg:x="4.386cm" svg:y="3.358cm">
          <draw:text-box>
            <text:p><text:span text:style-name="T3">Source</text:span></text:p>
          </draw:text-box>
        </draw:frame>
        <draw:frame draw:style-name="gr18" draw:text-style-name="P9" draw:layer="layout" svg:width="3.186cm" svg:height="1.195cm" svg:x="20.738cm" svg:y="3.36cm">
          <draw:text-box>
            <text:p><text:span text:style-name="T3">Sour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EFC5B24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solid" draw:fill-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ka Furukawa</meta:initial-creator>
    <meta:creation-date>2010-09-23T03:55:18</meta:creation-date>
    <dc:date>2010-10-05T05:35:40</dc:date>
    <dc:creator>joe panico</dc:creator>
    <meta:editing-duration>PT07H17M44S</meta:editing-duration>
    <meta:editing-cycles>36</meta:editing-cycles>
    <meta:generator>OpenOffice.org/3.1$Unix OpenOffice.org_project/310m19$Build-9420</meta:generator>
    <meta:document-statistic meta:object-count="30"/>
  </office:meta>
</office:document-meta>
</file>